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8e8" officeooo:paragraph-rsid="000e98e8"/>
    </style:style>
    <style:style style:name="P2" style:family="paragraph" style:parent-style-name="Standard">
      <style:text-properties officeooo:rsid="00100a65" officeooo:paragraph-rsid="00100a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dump -u root -p123 sakila&gt; 1.sql</text:p>
      <text:p text:style-name="P1">mysql -u root -p123</text:p>
      <text:p text:style-name="P1">DROP DATABASE sakila;</text:p>
      <text:p text:style-name="P1">exit</text:p>
      <text:p text:style-name="P1"/>
      <text:p text:style-name="P1"/>
      <text:p text:style-name="P1">mysql -u root -p123</text:p>
      <text:p text:style-name="P1">create database sakila;</text:p>
      <text:p text:style-name="P1">exit</text:p>
      <text:p text:style-name="P2">mysql -u root -p123 sakila &lt; 1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2:38:57.935271329</meta:creation-date>
    <dc:date>2018-11-17T12:50:54.827832987</dc:date>
    <meta:editing-duration>PT1M46S</meta:editing-duration>
    <meta:editing-cycles>1</meta:editing-cycles>
    <meta:document-statistic meta:table-count="0" meta:image-count="0" meta:object-count="0" meta:page-count="1" meta:paragraph-count="8" meta:word-count="29" meta:character-count="161" meta:non-whitespace-character-count="140"/>
    <meta:generator>LibreOffice/5.1.6.2$Linux_X86_64 LibreOffice_project/10m0$Build-2</meta:generator>
  </office:meta>
</office:document-meta>
</file>